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3964" officeooo:paragraph-rsid="000f3964"/>
    </style:style>
    <style:style style:name="P2" style:family="paragraph" style:parent-style-name="Standard">
      <style:text-properties officeooo:rsid="000f487c" officeooo:paragraph-rsid="000f48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ffectively you can implement even classes in c. Ya it is possible for reference variable all you need is just variables which are already available in c and for functions you just have to use function pointers in the structure and hence you can pack both functions and variable together in c. </text:p>
      <text:p text:style-name="P1"/>
      <text:p text:style-name="P1"/>
      <text:p text:style-name="P2">Every running program begins with three files </text:p>
      <text:p text:style-name="P2">1 stdin (file descriptor: 0 i.e index in file descriptor table maintained by the kernel)</text:p>
      <text:p text:style-name="P2">2. stdout (file descriptor: 1 )</text:p>
      <text:p text:style-name="P2">3. stderr (file descriptor : 2)</text:p>
      <text:p text:style-name="P2">Shell Redirection facilities:</text:p>
      <text:p text:style-name="P2"/>
      <text:p text:style-name="P2">1. <text:s/>Redirect to file</text:p>
      <text:p text:style-name="P2"><text:tab/>&gt; file name Take all output from standard out and place it into filename. Note using &gt;&gt; will append to the file, rather than overwrite it.</text:p>
      <text:p text:style-name="P2">2. <text:s/>&lt; file name. Copies all <text:s/>data from file to the standard input of the program</text:p>
      <text:p text:style-name="P2">3. program1 | program 2 takes everything from stdout of program 1 and put's it into the stdin of program2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manth Kumar</meta:initial-creator>
    <meta:creation-date>2015-05-24T12:26:08.945384875</meta:creation-date>
    <meta:generator>LibreOffice/4.3.3.2$Linux_X86_64 LibreOffice_project/430m0$Build-2</meta:generator>
    <dc:date>2015-05-24T17:38:01.226686961</dc:date>
    <dc:creator>Hemanth Kumar</dc:creator>
    <meta:editing-duration>PT4H8M14S</meta:editing-duration>
    <meta:editing-cycles>1</meta:editing-cycles>
    <meta:document-statistic meta:table-count="0" meta:image-count="0" meta:object-count="0" meta:page-count="1" meta:paragraph-count="10" meta:word-count="155" meta:character-count="863" meta:non-whitespace-character-count="712"/>
  </office:meta>
</office:document-meta>
</file>